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BQueryOpCodes" style:family="table">
      <style:table-properties style:width="6.2681in" table:align="margins"/>
    </style:style>
    <style:style style:name="BQueryOpCodes.A" style:family="table-column">
      <style:table-column-properties style:column-width="3.134in" style:rel-column-width="32767*"/>
    </style:style>
    <style:style style:name="BQueryOpCodes.B" style:family="table-column">
      <style:table-column-properties style:column-width="3.134in" style:rel-column-width="32768*"/>
    </style:style>
    <style:style style:name="BQueryOpCodes.A1" style:family="table-cell">
      <style:table-cell-properties fo:padding="0.0382in" fo:border-left="0.0007in solid #000000" fo:border-right="none" fo:border-top="0.0007in solid #000000" fo:border-bottom="0.0007in solid #000000"/>
    </style:style>
    <style:style style:name="BQueryOpCodes.B1" style:family="table-cell">
      <style:table-cell-properties fo:padding="0.0382in" fo:border="0.0007in solid #000000"/>
    </style:style>
    <style:style style:name="BQueryOpCodes.A2" style:family="table-cell">
      <style:table-cell-properties fo:padding="0.0382in" fo:border-left="0.0007in solid #000000" fo:border-right="none" fo:border-top="none" fo:border-bottom="0.0007in solid #000000"/>
    </style:style>
    <style:style style:name="BQueryOpCodes.B2" style:family="table-cell">
      <style:table-cell-properties fo:padding="0.0382in" fo:border-left="0.0007in solid #000000" fo:border-right="0.0007in solid #000000" fo:border-top="none" fo:border-bottom="0.0007in solid #000000"/>
    </style:style>
    <style:style style:name="B_5f_ENTRY_5f_CREATED" style:display-name="B_ENTRY_CREATED" style:family="table">
      <style:table-properties style:width="6.2681in" table:align="margins"/>
    </style:style>
    <style:style style:name="B_5f_ENTRY_5f_CREATED.A" style:display-name="B_ENTRY_CREATED.A" style:family="table-column">
      <style:table-column-properties style:column-width="1.1806in" style:rel-column-width="12343*"/>
    </style:style>
    <style:style style:name="B_5f_ENTRY_5f_CREATED.B" style:display-name="B_ENTRY_CREATED.B" style:family="table-column">
      <style:table-column-properties style:column-width="0.8104in" style:rel-column-width="8473*"/>
    </style:style>
    <style:style style:name="B_5f_ENTRY_5f_CREATED.C" style:display-name="B_ENTRY_CREATED.C" style:family="table-column">
      <style:table-column-properties style:column-width="4.2771in" style:rel-column-width="44719*"/>
    </style:style>
    <style:style style:name="B_5f_ENTRY_5f_CREATED.A1" style:display-name="B_ENTRY_CREATED.A1" style:family="table-cell">
      <style:table-cell-properties fo:padding="0.0382in" fo:border-left="0.0007in solid #000000" fo:border-right="none" fo:border-top="0.0007in solid #000000" fo:border-bottom="0.0007in solid #000000"/>
    </style:style>
    <style:style style:name="B_5f_ENTRY_5f_CREATED.C1" style:display-name="B_ENTRY_CREATED.C1" style:family="table-cell">
      <style:table-cell-properties fo:padding="0.0382in" fo:border="0.0007in solid #000000"/>
    </style:style>
    <style:style style:name="B_5f_ENTRY_5f_CREATED.A2" style:display-name="B_ENTRY_CREATED.A2" style:family="table-cell">
      <style:table-cell-properties fo:padding="0.0382in" fo:border-left="0.0007in solid #000000" fo:border-right="none" fo:border-top="none" fo:border-bottom="0.0007in solid #000000"/>
    </style:style>
    <style:style style:name="B_5f_ENTRY_5f_CREATED.C2" style:display-name="B_ENTRY_CREATED.C2" style:family="table-cell">
      <style:table-cell-properties fo:padding="0.0382in" fo:border-left="0.0007in solid #000000" fo:border-right="0.0007in solid #000000" fo:border-top="none" fo:border-bottom="0.0007in solid #000000"/>
    </style:style>
    <style:style style:name="B_5f_ENTRY_5f_DELETED" style:display-name="B_ENTRY_DELETED" style:family="table">
      <style:table-properties style:width="6.2681in" table:align="margins"/>
    </style:style>
    <style:style style:name="B_5f_ENTRY_5f_DELETED.A" style:display-name="B_ENTRY_DELETED.A" style:family="table-column">
      <style:table-column-properties style:column-width="1.1806in" style:rel-column-width="12343*"/>
    </style:style>
    <style:style style:name="B_5f_ENTRY_5f_DELETED.B" style:display-name="B_ENTRY_DELETED.B" style:family="table-column">
      <style:table-column-properties style:column-width="0.8215in" style:rel-column-width="8589*"/>
    </style:style>
    <style:style style:name="B_5f_ENTRY_5f_DELETED.C" style:display-name="B_ENTRY_DELETED.C" style:family="table-column">
      <style:table-column-properties style:column-width="4.266in" style:rel-column-width="44603*"/>
    </style:style>
    <style:style style:name="B_5f_ENTRY_5f_DELETED.A1" style:display-name="B_ENTRY_DELETED.A1" style:family="table-cell">
      <style:table-cell-properties fo:padding="0.0382in" fo:border-left="0.0007in solid #000000" fo:border-right="none" fo:border-top="0.0007in solid #000000" fo:border-bottom="0.0007in solid #000000"/>
    </style:style>
    <style:style style:name="B_5f_ENTRY_5f_DELETED.C1" style:display-name="B_ENTRY_DELETED.C1" style:family="table-cell">
      <style:table-cell-properties fo:padding="0.0382in" fo:border="0.0007in solid #000000"/>
    </style:style>
    <style:style style:name="B_5f_ENTRY_5f_DELETED.A2" style:display-name="B_ENTRY_DELETED.A2" style:family="table-cell">
      <style:table-cell-properties fo:padding="0.0382in" fo:border-left="0.0007in solid #000000" fo:border-right="none" fo:border-top="none" fo:border-bottom="0.0007in solid #000000"/>
    </style:style>
    <style:style style:name="B_5f_ENTRY_5f_DELETED.C2" style:display-name="B_ENTRY_DELETED.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text-properties officeooo:paragraph-rsid="000ceca6"/>
    </style:style>
    <style:style style:name="P5" style:family="paragraph" style:parent-style-name="Standard">
      <style:text-properties officeooo:paragraph-rsid="000f1cf1"/>
    </style:style>
    <style:style style:name="P6" style:family="paragraph" style:parent-style-name="Standard" style:master-page-name="">
      <style:paragraph-properties fo:orphans="0" fo:widows="0" style:page-number="auto"/>
    </style:style>
    <style:style style:name="P7" style:family="paragraph" style:parent-style-name="CodeBlock">
      <style:text-properties officeooo:paragraph-rsid="000ceca6"/>
    </style:style>
    <style:style style:name="P8" style:family="paragraph" style:parent-style-name="Standard" style:list-style-name="L1"/>
    <style:style style:name="P9" style:family="paragraph" style:parent-style-name="Standard" style:list-style-name="L1">
      <style:text-properties officeooo:paragraph-rsid="000fc776"/>
    </style:style>
    <style:style style:name="P10" style:family="paragraph" style:parent-style-name="Standard" style:list-style-name="L2"/>
    <style:style style:name="P11"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ad756" style:font-style-asian="italic" style:font-style-complex="italic"/>
    </style:style>
    <style:style style:name="T3" style:family="text">
      <style:text-properties fo:font-style="italic" officeooo:rsid="000fc776" style:font-style-asian="italic" style:font-style-complex="italic"/>
    </style:style>
    <style:style style:name="T4" style:family="text">
      <style:text-properties fo:font-style="italic" style:text-underline-style="none" officeooo:rsid="000fc776" style:font-style-asian="italic" style:font-style-complex="italic"/>
    </style:style>
    <style:style style:name="T5" style:family="text">
      <style:text-properties officeooo:rsid="000838fd"/>
    </style:style>
    <style:style style:name="T6" style:family="text">
      <style:text-properties officeooo:rsid="00086ee2"/>
    </style:style>
    <style:style style:name="T7" style:family="text">
      <style:text-properties officeooo:rsid="000ad756"/>
    </style:style>
    <style:style style:name="T8" style:family="text">
      <style:text-properties officeooo:rsid="000ceca6"/>
    </style:style>
    <style:style style:name="T9" style:family="text">
      <style:text-properties officeooo:rsid="000eb0dc"/>
    </style:style>
    <style:style style:name="T10" style:family="text">
      <style:text-properties officeooo:rsid="000fc776"/>
    </style:style>
    <style:style style:name="T11" style:family="text">
      <style:text-properties fo:font-style="normal" officeooo:rsid="000fc776" style:font-style-asian="normal" style:font-style-complex="normal"/>
    </style:style>
    <style:style style:name="T12" style:family="text">
      <style:text-properties fo:font-style="normal" style:text-underline-style="solid" style:text-underline-width="auto" style:text-underline-color="font-color" officeooo:rsid="000fc776" style:font-style-asian="normal" style:font-style-complex="normal"/>
    </style:style>
    <style:style style:name="T13" style:family="text">
      <style:text-properties fo:font-style="normal" style:text-underline-style="none" officeooo:rsid="000fc776"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13</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ll material © 2010 DarkWyrm</text:p>
      <text:h text:style-name="P11" text:outline-level="2">Queries</text:h>
      <text:p text:style-name="Standard">Haiku's parent operating system, BeOS, was far ahead of its time and possessed advanced features that were missing from Windows 95 and MacOS, the competing operating systems of its day. In addition to extended file attributes, it also provided query support. Queries are lightning-fast file searches which leverage Haiku's unique filesystem: BFS. While other operating systems were recursively searching every single file for matches within filenames and the like, BeOS users were using queries to organize MP3s, contacts, e-mail, and photos. Haiku users still do all of this, but <text:span text:style-name="T10">it's </text:span>often left underused except by advanced users and developers. Even now more popular operating systems cannot search for files as quickly and easily with the same power without taxing the rest of the operating system.</text:p>
      <text:h text:style-name="Heading_20_2" text:outline-level="2">Query Syntax</text:h>
      <text:p text:style-name="Standard">Queries are usually run via Tracker's Find window. Most of them use the <text:span text:style-name="T1">by name</text:span> or <text:span text:style-name="T1">by attribute</text:span> modes. Hardcore Haiku users love the <text:span text:style-name="T1">by formula</text:span> setting, which uses the actual syntax of a filesystem query without all the niceties. Fortunately, the syntax of a query is relatively simple and can be learned quickly by entering a test query in one of the other modes and then changing to the formula mode. </text:p>
      <text:p text:style-name="Standard"/>
      <text:p text:style-name="Standard">Let's start with a simple query: find all new e-mail.</text:p>
      <text:p text:style-name="Standard"/>
      <text:list xml:id="list1688241193" text:style-name="L1">
        <text:list-item>
          <text:p text:style-name="P8">Open Tracker's Find window by pressing Command-F or choosing <text:span text:style-name="T1">F</text:span><text:span text:style-name="T3">ind... </text:span>from <text:span text:style-name="T10">the Deskbar or t</text:span>he File menu in any Tracker window.</text:p>
        </text:list-item>
        <text:list-item>
          <text:p text:style-name="P9"><text:span text:style-name="T10">Instead of leaving it set to </text:span><text:span text:style-name="T3">All files and folders</text:span><text:span text:style-name="T11">, change the file type to </text:span><text:span text:style-name="T4">E-mail</text:span><text:span text:style-name="T13"> in the text submenu.</text:span></text:p>
        </text:list-item>
        <text:list-item>
          <text:p text:style-name="P8">Change <text:span text:style-name="T1">by name</text:span> to <text:span text:style-name="T1">by attribute</text:span>.</text:p>
        </text:list-item>
        <text:list-item>
          <text:p text:style-name="P8">Now click on the menu field marked <text:span text:style-name="T1">Name</text:span>, choose <text:span text:style-name="T1">is</text:span> from the <text:span text:style-name="T1">Status</text:span> submenu, and type the word <text:span text:style-name="T1">new</text:span> into the text box. This is what the query will search for, but take a look at the query's real syntax by changing the mode to <text:span text:style-name="T1">by formula</text:span>.</text:p>
        </text:list-item>
      </text:list>
      <text:p text:style-name="Standard"/>
      <text:p text:style-name="Standard">Having done all of this, you will see the following text in the Find window:</text:p>
      <text:p text:style-name="Standard"/>
      <text:p text:style-name="Standard"><text:span text:style-name="Code">((MAIL:status=="[nN][eE][wW]")&amp;&amp;(BEOS:TYPE=="text/x-email")) </text:span></text:p>
      <text:p text:style-name="Standard"/>
      <text:p text:style-name="Standard">For those unfamiliar with regular expressions, a set of characters within a pair of square brackets matches any single character in that set. <text:span text:style-name="Code">[nN]</text:span> matches the letter N, regardless of case, for example. This query will match any e-mail which has a status attribute of <text:span text:style-name="T1">new</text:span> without paying any attention to capitalization. Queries are case-sensitive, but any query generated with the name or attribute modes are converted so that they are not case-sensitive.</text:p>
      <text:p text:style-name="Standard"/>
      <text:p text:style-name="Standard">Queries can be quite complicated, but they don't have to be that way. A simpler query which would get the job done as well as the one above could look like this:</text:p>
      <text:p text:style-name="Standard"/>
      <text:p text:style-name="Standard"><text:span text:style-name="Code">MAIL:status=="[nN]ew"</text:span></text:p>
      <text:p text:style-name="Standard"/>
      <text:p text:style-name="Standard">Since e-mail files are the only files which have the <text:span text:style-name="Code">MAIL:status</text:span> attribute, just searching for the attribute makes more sense.</text:p>
      <text:p text:style-name="Standard"><text:span text:style-name="proof"/></text:p>
      <text:p text:style-name="Standard"><text:soft-page-break/>If a query is to be run on a particular attribute, it must be indexed. The Terminal commands <text:span text:style-name="Code">lsindex</text:span>, <text:span text:style-name="Code">rmindex</text:span>, and <text:span text:style-name="Code">mkindex</text:span> manipulate and list which attributes are indexed. Note that when an attribute is added to the filesystem's index with the <text:span text:style-name="Code">mkindex</text:span> command, all files having that attribute are not automatically found by a query. They must be reindexed. This can be accomplished by copying the file somewhere and then copying it back or using the <text:span text:style-name="Code">reindex</text:span> Terminal command. <text:span text:style-name="T1">A word of warning to the wise</text:span>: don't be afraid to add an attribute to the index, but don't go crazy over them, either. Adding lots of them will slow down overall performance of all query-based searches.</text:p>
      <text:h text:style-name="Heading_20_2" text:outline-level="2">Using BQuery</text:h>
      <text:p text:style-name="Standard">There are two ways that BQuery can be used to run a query. The simpler way is really easy if you understand the actual query syntax. The more complicated way is more flexible, but not necessary in most cases. We'll examine the simpler method first. Here is some very basic code for running a query on the boot volume:</text:p>
      <text:p text:style-name="Standard"/>
      <text:p text:style-name="CodeBlock"><text:span text:style-name="comment1_5f_cpp">#include &lt;Query.h&gt; </text:span></text:p>
      <text:p text:style-name="CodeBlock"><text:span text:style-name="comment1_5f_cpp">#include &lt;stdio.h&gt; </text:span></text:p>
      <text:p text:style-name="CodeBlock"><text:span text:style-name="comment1_5f_cpp">#include &lt;String.h&gt; </text:span></text:p>
      <text:p text:style-name="CodeBlock"><text:span text:style-name="comment1_5f_cpp">#include &lt;VolumeRoster.h&gt; </text:span></text:p>
      <text:p text:style-name="CodeBlock"><text:span text:style-name="comment1_5f_cpp">#include &lt;Volume.h&gt; </text:span></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Get a BVolume object which represents the boot volume. A BQuery </text:span></text:p>
      <text:p text:style-name="CodeBlock"><text:tab/><text:span text:style-name="comment0_5f_cpp">// object will require one. </text:span></text:p>
      <text:p text:style-name="CodeBlock"><text:tab/>BVolumeRoster volRoster<text:span text:style-name="symbol4_5f_cpp">;</text:span> </text:p>
      <text:p text:style-name="CodeBlock"><text:tab/>BVolume bootVolume<text:span text:style-name="symbol4_5f_cpp">;</text:span> </text:p>
      <text:p text:style-name="CodeBlock"><text:tab/>volRoster.<text:span text:style-name="member0_5f_cpp">GetBootVolume</text:span><text:span text:style-name="symbol0_5f_cpp">(</text:span><text:span text:style-name="symbol3_5f_cpp">&amp;</text:span>bootVolume<text:span text:style-name="symbol0_5f_cpp">)</text:span><text:span text:style-name="symbol4_5f_cpp">;</text:span> </text:p>
      <text:p text:style-name="CodeBlock"><text:tab/> </text:p>
      <text:p text:style-name="CodeBlock"><text:tab/><text:span text:style-name="comment0_5f_cpp">// A quick summary for using BQuery: </text:span></text:p>
      <text:p text:style-name="CodeBlock"><text:tab/><text:span text:style-name="comment0_5f_cpp">// 1) Make the BQuery object. </text:span></text:p>
      <text:p text:style-name="CodeBlock"><text:tab/><text:span text:style-name="comment0_5f_cpp">// 2) Set the target volume with SetVolume(). </text:span></text:p>
      <text:p text:style-name="CodeBlock"><text:tab/><text:span text:style-name="comment0_5f_cpp">// 3) Specify the search terms with SetPredicate(). </text:span></text:p>
      <text:p text:style-name="CodeBlock"><text:tab/><text:span text:style-name="comment0_5f_cpp">// 4) Call Fetch() to start the search </text:span></text:p>
      <text:p text:style-name="CodeBlock"><text:tab/><text:span text:style-name="comment0_5f_cpp">// 5) Iterate over the results list using GetNextEntry(), </text:span></text:p>
      <text:p text:style-name="CodeBlock"><text:tab/><text:span text:style-name="comment0_5f_cpp">//<text:tab/>GetNextRef(), or GetNextDirents(). </text:span></text:p>
      <text:p text:style-name="CodeBlock"><text:tab/> </text:p>
      <text:p text:style-name="CodeBlock"><text:tab/>BString predicate<text:span text:style-name="symbol0_5f_cpp">(</text:span><text:span text:style-name="string_5f_cpp">"MAIL:subject == *"</text:span><text:span text:style-name="symbol0_5f_cpp">)</text:span><text:span text:style-name="symbol4_5f_cpp">;</text:span> </text:p>
      <text:p text:style-name="CodeBlock"><text:tab/>BQuery query<text:span text:style-name="symbol4_5f_cpp">;</text:span> </text:p>
      <text:p text:style-name="CodeBlock"><text:tab/>query.<text:span text:style-name="member0_5f_cpp">SetVolume</text:span><text:span text:style-name="symbol0_5f_cpp">(</text:span><text:span text:style-name="symbol3_5f_cpp">&amp;</text:span>bootVolume<text:span text:style-name="symbol0_5f_cpp">)</text:span><text:span text:style-name="symbol4_5f_cpp">;</text:span> </text:p>
      <text:p text:style-name="CodeBlock"><text:tab/>query.<text:span text:style-name="member0_5f_cpp">SetPredicate</text:span><text:span text:style-name="symbol0_5f_cpp">(</text:span>predicate.<text:span text:style-name="member0_5f_cpp">String</text:span><text:span text:style-name="symbol0_5f_cpp">())</text:span><text:span text:style-name="symbol4_5f_cpp">;</text:span> </text:p>
      <text:p text:style-name="CodeBlock"><text:tab/><text:span text:style-name="keyword0_5f_cpp">if</text:span> <text:span text:style-name="symbol0_5f_cpp">(</text:span>query.<text:span text:style-name="member0_5f_cpp">Fetch</text:span><text:span text:style-name="symbol0_5f_cpp">()</text:span> <text:span text:style-name="symbol1_5f_cpp">==</text:span> B_OK<text:span text:style-name="symbol0_5f_cpp">)</text:span> </text:p>
      <text:p text:style-name="CodeBlock"><text:tab/><text:span text:style-name="symbol0_5f_cpp">{</text:span> </text:p>
      <text:p text:style-name="CodeBlock"><text:tab/><text:tab/><text:span text:style-name="keyword2_5f_cpp">printf</text:span><text:span text:style-name="symbol0_5f_cpp">(</text:span><text:span text:style-name="string_5f_cpp">"Results of query </text:span><text:span text:style-name="escaped_5f_cpp">\"</text:span><text:span text:style-name="string_5f_cpp">%s</text:span><text:span text:style-name="escaped_5f_cpp">\"</text:span><text:span text:style-name="string_5f_cpp">:</text:span><text:span text:style-name="escaped_5f_cpp">\n</text:span><text:span text:style-name="string_5f_cpp">"</text:span>, predicate.<text:span text:style-name="member0_5f_cpp">String</text:span><text:span text:style-name="symbol0_5f_cpp">())</text:span><text:span text:style-name="symbol4_5f_cpp">;</text:span> </text:p>
      <text:p text:style-name="CodeBlock"><text:tab/><text:tab/>entry_ref ref<text:span text:style-name="symbol4_5f_cpp">;</text:span> </text:p>
      <text:p text:style-name="CodeBlock"><text:tab/><text:tab/><text:span text:style-name="keyword0_5f_cpp">while</text:span> <text:span text:style-name="symbol0_5f_cpp">(</text:span>query.<text:span text:style-name="member0_5f_cpp">GetNextRef</text:span><text:span text:style-name="symbol0_5f_cpp">(</text:span><text:span text:style-name="symbol3_5f_cpp">&amp;</text:span>ref<text:span text:style-name="symbol0_5f_cpp">)</text:span> <text:span text:style-name="symbol1_5f_cpp">==</text:span> B_OK<text:span text:style-name="symbol0_5f_cpp">)</text:span> </text:p>
      <text:p text:style-name="CodeBlock"><text:tab/><text:tab/><text:tab/><text:span text:style-name="keyword2_5f_cpp">printf</text:span><text:span text:style-name="symbol0_5f_cpp">(</text:span><text:span text:style-name="string_5f_cpp">"</text:span><text:span text:style-name="escaped_5f_cpp">\t</text:span><text:span text:style-name="string_5f_cpp">%s</text:span><text:span text:style-name="escaped_5f_cpp">\n</text:span><text:span text:style-name="string_5f_cpp">"</text:span>,ref.<text:span text:style-name="member0_5f_cpp">name</text:span><text:span text:style-name="symbol0_5f_cpp">)</text:span><text:span text:style-name="symbol4_5f_cpp">;</text:span> </text:p>
      <text:p text:style-name="CodeBlock"><text:tab/><text:span text:style-name="symbol0_5f_cpp">}</text:span> </text:p>
      <text:p text:style-name="CodeBlock"><text:span text:style-name="symbol0_5f_cpp">}</text:span> </text:p>
      <text:p text:style-name="CodeBlock"><text:span text:style-name="symbol4_5f_cpp"><text:span text:style-name="T8"/></text:span></text:p>
      <text:p text:style-name="Standard">With code this easy, you would think that queries would be used more in third party applications! </text:p>
      <text:p text:style-name="Standard"/>
      <text:p text:style-name="Standard"><text:soft-page-break/>The more flexible method is more complicated because of the way that the query is assembled. It uses a token stack – chaining together individual components of the search terms in a specific order called Reverse Polish Notation. Each element is added to the predicate using methods like <text:span text:style-name="Code">PushOp()</text:span>, and <text:span text:style-name="Code">PushAttr()</text:span>.</text:p>
      <text:p text:style-name="Standard"/>
      <text:p text:style-name="Standard">The <text:span text:style-name="Definition">Reverse Polish Notation</text:span> (RPN) entry system dates back to the 1950s, but it can still be found in many different areas, particularly financial and scientific calculators. Also known as <text:span text:style-name="Definition">Postfix notation</text:span>, it groups mathematical operands together and places the operator at the end. For example, what we would normally write as <text:span text:style-name="Code">(5 + 6) * 3</text:span> becomes <text:span text:style-name="Code">5 6 + 3 *</text:span> in RPN. Parentheses are not necessary if the precedence of mathematical operators is upheld. RPN is very easy for computers, but it can be a real headache for people, having had algebraic entry ingrained into us since elementary school. Luckily for us, queries normally have a simple syntax, so it isn't that much more difficult to construct a query this way.</text:p>
      <text:p text:style-name="Standard"/>
      <text:p text:style-name="Standard">Here are the methods which are used to construct queries using RPN:</text:p>
      <text:p text:style-name="Standard"/>
      <text:p text:style-name="CodeBlock"><text:span text:style-name="keyword3_5f_cpp">void</text:span> PushAttr<text:span text:style-name="symbol0_5f_cpp">(</text:span><text:span text:style-name="keyword3_5f_cpp">const</text:span> <text:span text:style-name="keyword3_5f_cpp">char</text:span> <text:span text:style-name="symbol2_5f_cpp">*</text:span>attrName<text:span text:style-name="symbol0_5f_cpp">)</text:span><text:span text:style-name="symbol4_5f_cpp">;</text:span></text:p>
      <text:p text:style-name="CodeBlock"><text:span text:style-name="keyword3_5f_cpp">void</text:span> PushOp<text:span text:style-name="symbol0_5f_cpp">(</text:span>query_op operator<text:span text:style-name="symbol0_5f_cpp">)</text:span><text:span text:style-name="symbol4_5f_cpp">;</text:span></text:p>
      <text:p text:style-name="CodeBlock"><text:span text:style-name="symbol4_5f_cpp"/></text:p>
      <text:p text:style-name="CodeBlock"><text:span text:style-name="keyword3_5f_cpp">void</text:span> PushUInt32<text:span text:style-name="symbol0_5f_cpp">(</text:span>uint32 value<text:span text:style-name="symbol0_5f_cpp">)</text:span><text:span text:style-name="symbol4_5f_cpp">;</text:span></text:p>
      <text:p text:style-name="CodeBlock"><text:span text:style-name="keyword3_5f_cpp">void</text:span> PushInt32<text:span text:style-name="symbol0_5f_cpp">(</text:span>int32 value<text:span text:style-name="symbol0_5f_cpp">)</text:span><text:span text:style-name="symbol4_5f_cpp">;</text:span></text:p>
      <text:p text:style-name="CodeBlock"><text:span text:style-name="keyword3_5f_cpp">void</text:span> PushUInt64<text:span text:style-name="symbol0_5f_cpp">(</text:span>uint64 value<text:span text:style-name="symbol0_5f_cpp">)</text:span><text:span text:style-name="symbol4_5f_cpp">;</text:span></text:p>
      <text:p text:style-name="CodeBlock"><text:span text:style-name="keyword3_5f_cpp">void</text:span> PushInt64<text:span text:style-name="symbol0_5f_cpp">(</text:span>int64 value<text:span text:style-name="symbol0_5f_cpp">)</text:span><text:span text:style-name="symbol4_5f_cpp">;</text:span></text:p>
      <text:p text:style-name="CodeBlock"><text:span text:style-name="keyword3_5f_cpp">void</text:span> PushFloat<text:span text:style-name="symbol0_5f_cpp">(</text:span><text:span text:style-name="keyword3_5f_cpp">float</text:span> value<text:span text:style-name="symbol0_5f_cpp">)</text:span><text:span text:style-name="symbol4_5f_cpp">;</text:span></text:p>
      <text:p text:style-name="CodeBlock"><text:span text:style-name="keyword3_5f_cpp">void</text:span> PushDouble<text:span text:style-name="symbol0_5f_cpp">(</text:span><text:span text:style-name="keyword3_5f_cpp">double</text:span> value<text:span text:style-name="symbol0_5f_cpp">)</text:span><text:span text:style-name="symbol4_5f_cpp">;</text:span></text:p>
      <text:p text:style-name="CodeBlock"><text:span text:style-name="keyword3_5f_cpp">void</text:span> PushString<text:span text:style-name="symbol0_5f_cpp">(</text:span><text:span text:style-name="keyword3_5f_cpp">const</text:span> <text:span text:style-name="keyword3_5f_cpp">char</text:span> <text:span text:style-name="symbol2_5f_cpp">*</text:span>string, <text:span text:style-name="keyword3_5f_cpp">bool</text:span> ignoreCase <text:span text:style-name="symbol1_5f_cpp">=</text:span> <text:span text:style-name="keyword1_5f_cpp">false</text:span><text:span text:style-name="symbol0_5f_cpp">)</text:span><text:span text:style-name="symbol4_5f_cpp">;</text:span></text:p>
      <text:p text:style-name="Standard"/>
      <text:p text:style-name="Standard">The top two methods are for adding attribute names and comparison operators; the rest are for adding values of different types.</text:p>
      <text:p text:style-name="Standard"/>
      <text:p text:style-name="Standard">The operators which can be used with <text:span text:style-name="Code">PushOp()</text:span> are as follows:</text:p>
      <text:p text:style-name="Standard"/>
      <table:table table:name="BQueryOpCodes" table:style-name="BQueryOpCodes">
        <table:table-column table:style-name="BQueryOpCodes.A"/>
        <table:table-column table:style-name="BQueryOpCodes.B"/>
        <table:table-header-rows>
          <table:table-row>
            <table:table-cell table:style-name="BQueryOpCodes.A1" office:value-type="string">
              <text:p text:style-name="Table_20_Heading">Operator</text:p>
            </table:table-cell>
            <table:table-cell table:style-name="BQueryOpCodes.B1" office:value-type="string">
              <text:p text:style-name="Table_20_Heading">Operation</text:p>
            </table:table-cell>
          </table:table-row>
        </table:table-header-rows>
        <table:table-row>
          <table:table-cell table:style-name="BQueryOpCodes.A2" office:value-type="string">
            <text:p text:style-name="Table_20_Contents"><text:span text:style-name="Code">B_EQ</text:span></text:p>
          </table:table-cell>
          <table:table-cell table:style-name="BQueryOpCodes.B2" office:value-type="string">
            <text:p text:style-name="Table_20_Contents"><text:span text:style-name="Code">==</text:span></text:p>
          </table:table-cell>
        </table:table-row>
        <table:table-row>
          <table:table-cell table:style-name="BQueryOpCodes.A2" office:value-type="string">
            <text:p text:style-name="Table_20_Contents"><text:span text:style-name="Code">B_NE</text:span></text:p>
          </table:table-cell>
          <table:table-cell table:style-name="BQueryOpCodes.B2" office:value-type="string">
            <text:p text:style-name="Table_20_Contents"><text:span text:style-name="Code">!=</text:span></text:p>
          </table:table-cell>
        </table:table-row>
        <table:table-row>
          <table:table-cell table:style-name="BQueryOpCodes.A2" office:value-type="string">
            <text:p text:style-name="Table_20_Contents"><text:span text:style-name="Code">B_GT</text:span></text:p>
          </table:table-cell>
          <table:table-cell table:style-name="BQueryOpCodes.B2" office:value-type="string">
            <text:p text:style-name="Table_20_Contents"><text:span text:style-name="Code">&gt;</text:span></text:p>
          </table:table-cell>
        </table:table-row>
        <table:table-row>
          <table:table-cell table:style-name="BQueryOpCodes.A2" office:value-type="string">
            <text:p text:style-name="Table_20_Contents"><text:span text:style-name="Code">B_LT</text:span></text:p>
          </table:table-cell>
          <table:table-cell table:style-name="BQueryOpCodes.B2" office:value-type="string">
            <text:p text:style-name="Table_20_Contents"><text:span text:style-name="Code">&lt;</text:span></text:p>
          </table:table-cell>
        </table:table-row>
        <table:table-row>
          <table:table-cell table:style-name="BQueryOpCodes.A2" office:value-type="string">
            <text:p text:style-name="Table_20_Contents"><text:span text:style-name="Code">B_GE</text:span></text:p>
          </table:table-cell>
          <table:table-cell table:style-name="BQueryOpCodes.B2" office:value-type="string">
            <text:p text:style-name="Table_20_Contents"><text:span text:style-name="Code">&gt;=</text:span></text:p>
          </table:table-cell>
        </table:table-row>
        <table:table-row>
          <table:table-cell table:style-name="BQueryOpCodes.A2" office:value-type="string">
            <text:p text:style-name="Table_20_Contents"><text:span text:style-name="Code">B_LE</text:span></text:p>
          </table:table-cell>
          <table:table-cell table:style-name="BQueryOpCodes.B2" office:value-type="string">
            <text:p text:style-name="Table_20_Contents"><text:span text:style-name="Code">&lt;=</text:span></text:p>
          </table:table-cell>
        </table:table-row>
        <table:table-row>
          <table:table-cell table:style-name="BQueryOpCodes.A2" office:value-type="string">
            <text:p text:style-name="Table_20_Contents"><text:span text:style-name="Code">B_CONTAINS</text:span></text:p>
          </table:table-cell>
          <table:table-cell table:style-name="BQueryOpCodes.B2" office:value-type="string">
            <text:p text:style-name="Table_20_Contents">The same as the regular expression <text:span text:style-name="Code">*value*</text:span></text:p>
          </table:table-cell>
        </table:table-row>
        <table:table-row>
          <table:table-cell table:style-name="BQueryOpCodes.A2" office:value-type="string">
            <text:p text:style-name="Table_20_Contents"><text:span text:style-name="Code">B_BEGINS_WITH</text:span></text:p>
          </table:table-cell>
          <table:table-cell table:style-name="BQueryOpCodes.B2" office:value-type="string">
            <text:p text:style-name="Table_20_Contents">The same as the regular expression <text:span text:style-name="Code">*value</text:span></text:p>
          </table:table-cell>
        </table:table-row>
        <table:table-row>
          <table:table-cell table:style-name="BQueryOpCodes.A2" office:value-type="string">
            <text:p text:style-name="Table_20_Contents"><text:span text:style-name="Code">B_ENDS_WITH</text:span></text:p>
          </table:table-cell>
          <table:table-cell table:style-name="BQueryOpCodes.B2" office:value-type="string">
            <text:p text:style-name="Table_20_Contents">The same as the regular expression <text:span text:style-name="Code">value*</text:span></text:p>
          </table:table-cell>
        </table:table-row>
        <table:table-row>
          <table:table-cell table:style-name="BQueryOpCodes.A2" office:value-type="string">
            <text:p text:style-name="Table_20_Contents"><text:span text:style-name="Code">B_AND</text:span></text:p>
          </table:table-cell>
          <table:table-cell table:style-name="BQueryOpCodes.B2" office:value-type="string">
            <text:p text:style-name="Table_20_Contents"><text:span text:style-name="Code">&amp;&amp;</text:span></text:p>
          </table:table-cell>
        </table:table-row>
        <table:table-row>
          <table:table-cell table:style-name="BQueryOpCodes.A2" office:value-type="string">
            <text:p text:style-name="Table_20_Contents"><text:span text:style-name="Code">B_OR</text:span></text:p>
          </table:table-cell>
          <table:table-cell table:style-name="BQueryOpCodes.B2" office:value-type="string">
            <text:p text:style-name="Table_20_Contents"><text:span text:style-name="Code">||</text:span></text:p>
          </table:table-cell>
        </table:table-row>
        <table:table-row>
          <table:table-cell table:style-name="BQueryOpCodes.A2" office:value-type="string">
            <text:p text:style-name="Table_20_Contents"><text:span text:style-name="Code">B_NOT</text:span></text:p>
          </table:table-cell>
          <table:table-cell table:style-name="BQueryOpCodes.B2" office:value-type="string">
            <text:p text:style-name="Table_20_Contents"><text:span text:style-name="Code">!</text:span></text:p>
          </table:table-cell>
        </table:table-row>
      </table:table>
      <text:p text:style-name="Standard"/>
      <text:p text:style-name="Standard">Modifying the previous query example to use RPN results in this code:</text:p>
      <text:p text:style-name="Standard"/>
      <text:p text:style-name="CodeBlock"><text:soft-page-break/><text:span text:style-name="comment1_5f_cpp">#include &lt;Entry.h&gt; </text:span></text:p>
      <text:p text:style-name="CodeBlock"><text:span text:style-name="comment1_5f_cpp">#include &lt;Query.h&gt; </text:span></text:p>
      <text:p text:style-name="CodeBlock"><text:span text:style-name="comment1_5f_cpp">#include &lt;stdio.h&gt; </text:span></text:p>
      <text:p text:style-name="CodeBlock"><text:span text:style-name="comment1_5f_cpp">#include &lt;String.h&gt; </text:span></text:p>
      <text:p text:style-name="CodeBlock"><text:span text:style-name="comment1_5f_cpp">#include &lt;Volume.h&gt; </text:span></text:p>
      <text:p text:style-name="CodeBlock"><text:span text:style-name="comment1_5f_cpp">#include &lt;VolumeRoster.h&gt; </text:span></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Get a BVolume object which represents the boot volume. A BQuery </text:span></text:p>
      <text:p text:style-name="CodeBlock"><text:tab/><text:span text:style-name="comment0_5f_cpp">// object will require one. </text:span></text:p>
      <text:p text:style-name="CodeBlock"><text:tab/>BVolumeRoster volRoster<text:span text:style-name="symbol4_5f_cpp">;</text:span> </text:p>
      <text:p text:style-name="CodeBlock"><text:tab/>BVolume bootVolume<text:span text:style-name="symbol4_5f_cpp">;</text:span> </text:p>
      <text:p text:style-name="CodeBlock"><text:tab/>volRoster.<text:span text:style-name="member0_5f_cpp">GetBootVolume</text:span><text:span text:style-name="symbol0_5f_cpp">(</text:span><text:span text:style-name="symbol3_5f_cpp">&amp;</text:span>bootVolume<text:span text:style-name="symbol0_5f_cpp">)</text:span><text:span text:style-name="symbol4_5f_cpp">;</text:span> </text:p>
      <text:p text:style-name="CodeBlock"><text:tab/> </text:p>
      <text:p text:style-name="CodeBlock"><text:tab/><text:span text:style-name="comment0_5f_cpp">// A quick summary for using BQuery: </text:span></text:p>
      <text:p text:style-name="CodeBlock"><text:tab/><text:span text:style-name="comment0_5f_cpp">// 1) Make the BQuery object. </text:span></text:p>
      <text:p text:style-name="CodeBlock"><text:tab/><text:span text:style-name="comment0_5f_cpp">// 2) Set the target volume with SetVolume(). </text:span></text:p>
      <text:p text:style-name="CodeBlock"><text:tab/><text:span text:style-name="comment0_5f_cpp">// 3) Specify the search terms with Push*(). </text:span></text:p>
      <text:p text:style-name="CodeBlock"><text:tab/><text:span text:style-name="comment0_5f_cpp">// 4) Call Fetch() to start the search </text:span></text:p>
      <text:p text:style-name="CodeBlock"><text:tab/><text:span text:style-name="comment0_5f_cpp">// 5) Iterate over the results list using GetNextEntry(), </text:span></text:p>
      <text:p text:style-name="CodeBlock"><text:tab/><text:span text:style-name="comment0_5f_cpp">//<text:tab/>GetNextRef(), or GetNextDirents(). </text:span></text:p>
      <text:p text:style-name="CodeBlock"><text:tab/> </text:p>
      <text:p text:style-name="CodeBlock"><text:tab/>BString predicate<text:span text:style-name="symbol0_5f_cpp">(</text:span><text:span text:style-name="string_5f_cpp">"MAIL:subject == *"</text:span><text:span text:style-name="symbol0_5f_cpp">)</text:span><text:span text:style-name="symbol4_5f_cpp">;</text:span> </text:p>
      <text:p text:style-name="CodeBlock"><text:tab/>BQuery query<text:span text:style-name="symbol4_5f_cpp">;</text:span> </text:p>
      <text:p text:style-name="CodeBlock"><text:tab/>query.<text:span text:style-name="member0_5f_cpp">SetVolume</text:span><text:span text:style-name="symbol0_5f_cpp">(</text:span><text:span text:style-name="symbol3_5f_cpp">&amp;</text:span>bootVolume<text:span text:style-name="symbol0_5f_cpp">)</text:span><text:span text:style-name="symbol4_5f_cpp">;</text:span> </text:p>
      <text:p text:style-name="CodeBlock"><text:tab/>query.<text:span text:style-name="member0_5f_cpp">PushAttr</text:span><text:span text:style-name="symbol0_5f_cpp">(</text:span><text:span text:style-name="string_5f_cpp">"MAIL:subject"</text:span><text:span text:style-name="symbol0_5f_cpp">)</text:span><text:span text:style-name="symbol4_5f_cpp">;</text:span> </text:p>
      <text:p text:style-name="CodeBlock"><text:tab/>query.<text:span text:style-name="member0_5f_cpp">PushString</text:span><text:span text:style-name="symbol0_5f_cpp">(</text:span><text:span text:style-name="string_5f_cpp">"*"</text:span><text:span text:style-name="symbol0_5f_cpp">)</text:span><text:span text:style-name="symbol4_5f_cpp">;</text:span> </text:p>
      <text:p text:style-name="CodeBlock"><text:tab/>query.<text:span text:style-name="member0_5f_cpp">PushOp</text:span><text:span text:style-name="symbol0_5f_cpp">(</text:span>B_EQ<text:span text:style-name="symbol0_5f_cpp">)</text:span><text:span text:style-name="symbol4_5f_cpp">;</text:span> </text:p>
      <text:p text:style-name="CodeBlock"><text:tab/><text:span text:style-name="keyword0_5f_cpp">if</text:span> <text:span text:style-name="symbol0_5f_cpp">(</text:span>query.<text:span text:style-name="member0_5f_cpp">Fetch</text:span><text:span text:style-name="symbol0_5f_cpp">()</text:span> <text:span text:style-name="symbol1_5f_cpp">==</text:span> B_OK<text:span text:style-name="symbol0_5f_cpp">)</text:span> </text:p>
      <text:p text:style-name="CodeBlock"><text:tab/><text:span text:style-name="symbol0_5f_cpp">{</text:span> </text:p>
      <text:p text:style-name="P7"><text:tab/><text:tab/><text:span text:style-name="keyword2_5f_cpp">printf</text:span><text:span text:style-name="symbol0_5f_cpp">(</text:span><text:span text:style-name="string_5f_cpp">"Results of query </text:span><text:span text:style-name="escaped_5f_cpp">\"</text:span><text:span text:style-name="string_5f_cpp">%s</text:span><text:span text:style-name="escaped_5f_cpp">\"</text:span><text:span text:style-name="string_5f_cpp">:</text:span><text:span text:style-name="escaped_5f_cpp">\n</text:span><text:span text:style-name="string_5f_cpp">"</text:span>, predicate.<text:span text:style-name="member0_5f_cpp">String</text:span><text:span text:style-name="symbol0_5f_cpp">())</text:span><text:span text:style-name="symbol4_5f_cpp">;</text:span></text:p>
      <text:p text:style-name="CodeBlock"><text:tab/><text:tab/>entry_ref ref<text:span text:style-name="symbol4_5f_cpp">;</text:span> </text:p>
      <text:p text:style-name="CodeBlock"><text:tab/><text:tab/><text:span text:style-name="keyword0_5f_cpp">while</text:span> <text:span text:style-name="symbol0_5f_cpp">(</text:span>query.<text:span text:style-name="member0_5f_cpp">GetNextRef</text:span><text:span text:style-name="symbol0_5f_cpp">(</text:span><text:span text:style-name="symbol3_5f_cpp">&amp;</text:span>ref<text:span text:style-name="symbol0_5f_cpp">)</text:span> <text:span text:style-name="symbol1_5f_cpp">==</text:span> B_OK<text:span text:style-name="symbol0_5f_cpp">)</text:span> </text:p>
      <text:p text:style-name="CodeBlock"><text:tab/><text:tab/><text:tab/><text:span text:style-name="keyword2_5f_cpp">printf</text:span><text:span text:style-name="symbol0_5f_cpp">(</text:span><text:span text:style-name="string_5f_cpp">"</text:span><text:span text:style-name="escaped_5f_cpp">\t</text:span><text:span text:style-name="string_5f_cpp">%s</text:span><text:span text:style-name="escaped_5f_cpp">\n</text:span><text:span text:style-name="string_5f_cpp">"</text:span>,ref.<text:span text:style-name="member0_5f_cpp">name</text:span><text:span text:style-name="symbol0_5f_cpp">)</text:span><text:span text:style-name="symbol4_5f_cpp">;</text:span> </text:p>
      <text:p text:style-name="CodeBlock"><text:tab/><text:span text:style-name="symbol0_5f_cpp">}</text:span> </text:p>
      <text:p text:style-name="CodeBlock"><text:span text:style-name="symbol0_5f_cpp">}</text:span> </text:p>
      <text:p text:style-name="Standard"/>
      <text:p text:style-name="Standard">Be aware that the two techniques cannot be mixed. Any search terms added to a BQuery by way of a <text:span text:style-name="Code">Push</text:span> method takes precedence over anything passed to <text:span text:style-name="Code">SetPredicate()</text:span>.</text:p>
      <text:h text:style-name="Heading_20_2" text:outline-level="2">Searching in Real Time Using Live Queries</text:h>
      <text:p text:style-name="Standard">The above code examples use queries statically – the results are read and do not change, but a query can also do live updates. Live queries send update messages to your program when a file suddenly matches the query or disappears off the face of the earth.</text:p>
      <text:p text:style-name="Standard"/>
      <text:p text:style-name="Standard"><text:span text:style-name="T10">Making a</text:span> query live is easy: pass a valid BHandler or BLooper to the <text:span text:style-name="Code">SetTarget()</text:span> method before calling <text:span text:style-name="Code">Fetch()</text:span>. Handling updates requires some finesse, though. When an update message is received, it may be while you're still busy reading the results using one of the <text:span text:style-name="Code">GetNext</text:span> methods, so message handling needs to be synchronized with the reading of the results. <text:span text:style-name="T5">Also, do be careful that the BMessenger object passed to SetTarget() </text:span><text:span text:style-name="T6">is </text:span><text:span text:style-name="T5">not deleted </text:span><text:span text:style-name="T6">or allowed to go out of scope</text:span><text:span text:style-name="T5"> until you are done with your query. Deleting it any sooner will cause update messages to not be sent any more.</text:span></text:p>
      <text:p text:style-name="Standard"/>
      <text:p text:style-name="Standard"><text:soft-page-break/>The query update message has the identifier <text:span text:style-name="Code">B_QUERY_UPDATE</text:span>. When one is received, you need to then read the 32-bit integer field <text:span text:style-name="Code">opcode</text:span> to find out what other data fields the message contains.</text:p>
      <text:p text:style-name="Standard"/>
      <text:p text:style-name="Standard">Opcode <text:span text:style-name="Code">B_ENTRY_CREATED</text:span>:</text:p>
      <text:p text:style-name="Standard"/>
      <table:table table:name="B_ENTRY_CREATED" table:style-name="B_5f_ENTRY_5f_CREATED">
        <table:table-column table:style-name="B_5f_ENTRY_5f_CREATED.A"/>
        <table:table-column table:style-name="B_5f_ENTRY_5f_CREATED.B"/>
        <table:table-column table:style-name="B_5f_ENTRY_5f_CREATED.C"/>
        <table:table-header-rows>
          <table:table-row>
            <table:table-cell table:style-name="B_5f_ENTRY_5f_CREATED.A1" office:value-type="string">
              <text:p text:style-name="Table_20_Heading">Field Name</text:p>
            </table:table-cell>
            <table:table-cell table:style-name="B_5f_ENTRY_5f_CREATED.A1" office:value-type="string">
              <text:p text:style-name="Table_20_Heading">Type</text:p>
            </table:table-cell>
            <table:table-cell table:style-name="B_5f_ENTRY_5f_CREATED.C1" office:value-type="string">
              <text:p text:style-name="Table_20_Heading">Description</text:p>
            </table:table-cell>
          </table:table-row>
        </table:table-header-rows>
        <table:table-row>
          <table:table-cell table:style-name="B_5f_ENTRY_5f_CREATED.A2" office:value-type="string">
            <text:p text:style-name="Table_20_Contents">opcode</text:p>
          </table:table-cell>
          <table:table-cell table:style-name="B_5f_ENTRY_5f_CREATED.A2" office:value-type="string">
            <text:p text:style-name="Table_20_Contents">int32</text:p>
          </table:table-cell>
          <table:table-cell table:style-name="B_5f_ENTRY_5f_CREATED.C2" office:value-type="string">
            <text:p text:style-name="Table_20_Contents">Identifier for the message, equaling <text:span text:style-name="Code">B_ENTRY_CREATED</text:span> in this case.</text:p>
          </table:table-cell>
        </table:table-row>
        <table:table-row>
          <table:table-cell table:style-name="B_5f_ENTRY_5f_CREATED.A2" office:value-type="string">
            <text:p text:style-name="Table_20_Contents">name</text:p>
          </table:table-cell>
          <table:table-cell table:style-name="B_5f_ENTRY_5f_CREATED.A2" office:value-type="string">
            <text:p text:style-name="Table_20_Contents">string</text:p>
          </table:table-cell>
          <table:table-cell table:style-name="B_5f_ENTRY_5f_CREATED.C2" office:value-type="string">
            <text:p text:style-name="Table_20_Contents">The name of the new entry</text:p>
          </table:table-cell>
        </table:table-row>
        <table:table-row>
          <table:table-cell table:style-name="B_5f_ENTRY_5f_CREATED.A2" office:value-type="string">
            <text:p text:style-name="Table_20_Contents">directory</text:p>
          </table:table-cell>
          <table:table-cell table:style-name="B_5f_ENTRY_5f_CREATED.A2" office:value-type="string">
            <text:p text:style-name="Table_20_Contents">int64</text:p>
          </table:table-cell>
          <table:table-cell table:style-name="B_5f_ENTRY_5f_CREATED.C2" office:value-type="string">
            <text:p text:style-name="Table_20_Contents">The <text:span text:style-name="Code">ino_t</text:span> number for the directory in which the entry resides.</text:p>
          </table:table-cell>
        </table:table-row>
        <table:table-row>
          <table:table-cell table:style-name="B_5f_ENTRY_5f_CREATED.A2" office:value-type="string">
            <text:p text:style-name="Table_20_Contents">device</text:p>
          </table:table-cell>
          <table:table-cell table:style-name="B_5f_ENTRY_5f_CREATED.A2" office:value-type="string">
            <text:p text:style-name="Table_20_Contents">int32</text:p>
          </table:table-cell>
          <table:table-cell table:style-name="B_5f_ENTRY_5f_CREATED.C2" office:value-type="string">
            <text:p text:style-name="Table_20_Contents">The <text:span text:style-name="Code">dev_t</text:span> number of the device on which the entry exists.</text:p>
          </table:table-cell>
        </table:table-row>
        <table:table-row>
          <table:table-cell table:style-name="B_5f_ENTRY_5f_CREATED.A2" office:value-type="string">
            <text:p text:style-name="Table_20_Contents">node</text:p>
          </table:table-cell>
          <table:table-cell table:style-name="B_5f_ENTRY_5f_CREATED.A2" office:value-type="string">
            <text:p text:style-name="Table_20_Contents">int64</text:p>
          </table:table-cell>
          <table:table-cell table:style-name="B_5f_ENTRY_5f_CREATED.C2" office:value-type="string">
            <text:p text:style-name="Table_20_Contents">The <text:span text:style-name="Code">ino_t</text:span> of the entry itself.</text:p>
          </table:table-cell>
        </table:table-row>
      </table:table>
      <text:p text:style-name="Standard"/>
      <text:p text:style-name="Standard"/>
      <text:p text:style-name="Standard">Opcode <text:span text:style-name="Code">B_ENTRY_DELETED</text:span>:</text:p>
      <text:p text:style-name="Standard"/>
      <table:table table:name="B_ENTRY_DELETED" table:style-name="B_5f_ENTRY_5f_DELETED">
        <table:table-column table:style-name="B_5f_ENTRY_5f_DELETED.A"/>
        <table:table-column table:style-name="B_5f_ENTRY_5f_DELETED.B"/>
        <table:table-column table:style-name="B_5f_ENTRY_5f_DELETED.C"/>
        <table:table-header-rows>
          <table:table-row>
            <table:table-cell table:style-name="B_5f_ENTRY_5f_DELETED.A1" office:value-type="string">
              <text:p text:style-name="Table_20_Heading">Field Name</text:p>
            </table:table-cell>
            <table:table-cell table:style-name="B_5f_ENTRY_5f_DELETED.A1" office:value-type="string">
              <text:p text:style-name="Table_20_Heading">Type</text:p>
            </table:table-cell>
            <table:table-cell table:style-name="B_5f_ENTRY_5f_DELETED.C1" office:value-type="string">
              <text:p text:style-name="Table_20_Heading">Description</text:p>
            </table:table-cell>
          </table:table-row>
        </table:table-header-rows>
        <table:table-row>
          <table:table-cell table:style-name="B_5f_ENTRY_5f_DELETED.A2" office:value-type="string">
            <text:p text:style-name="Table_20_Contents">opcode</text:p>
          </table:table-cell>
          <table:table-cell table:style-name="B_5f_ENTRY_5f_DELETED.A2" office:value-type="string">
            <text:p text:style-name="Table_20_Contents">int32</text:p>
          </table:table-cell>
          <table:table-cell table:style-name="B_5f_ENTRY_5f_DELETED.C2" office:value-type="string">
            <text:p text:style-name="Table_20_Contents">Identifier for the message, equaling <text:span text:style-name="Code">B_ENTRY_DELETED</text:span> in this case.</text:p>
          </table:table-cell>
        </table:table-row>
        <table:table-row>
          <table:table-cell table:style-name="B_5f_ENTRY_5f_DELETED.A2" office:value-type="string">
            <text:p text:style-name="Table_20_Contents">directory</text:p>
          </table:table-cell>
          <table:table-cell table:style-name="B_5f_ENTRY_5f_DELETED.A2" office:value-type="string">
            <text:p text:style-name="Table_20_Contents">int64</text:p>
          </table:table-cell>
          <table:table-cell table:style-name="B_5f_ENTRY_5f_DELETED.C2" office:value-type="string">
            <text:p text:style-name="Table_20_Contents">The <text:span text:style-name="Code">ino_t</text:span> number for the directory in which the entry formerly resided.</text:p>
          </table:table-cell>
        </table:table-row>
        <table:table-row>
          <table:table-cell table:style-name="B_5f_ENTRY_5f_DELETED.A2" office:value-type="string">
            <text:p text:style-name="Table_20_Contents">device</text:p>
          </table:table-cell>
          <table:table-cell table:style-name="B_5f_ENTRY_5f_DELETED.A2" office:value-type="string">
            <text:p text:style-name="Table_20_Contents">int32</text:p>
          </table:table-cell>
          <table:table-cell table:style-name="B_5f_ENTRY_5f_DELETED.C2" office:value-type="string">
            <text:p text:style-name="Table_20_Contents">The <text:span text:style-name="Code">dev_t</text:span> number of the device on which the entry used to exist.</text:p>
          </table:table-cell>
        </table:table-row>
        <table:table-row>
          <table:table-cell table:style-name="B_5f_ENTRY_5f_DELETED.A2" office:value-type="string">
            <text:p text:style-name="Table_20_Contents">node</text:p>
          </table:table-cell>
          <table:table-cell table:style-name="B_5f_ENTRY_5f_DELETED.A2" office:value-type="string">
            <text:p text:style-name="Table_20_Contents">int64</text:p>
          </table:table-cell>
          <table:table-cell table:style-name="B_5f_ENTRY_5f_DELETED.C2" office:value-type="string">
            <text:p text:style-name="Table_20_Contents">The <text:span text:style-name="Code">ino_t</text:span> of the removed entry.</text:p>
          </table:table-cell>
        </table:table-row>
      </table:table>
      <text:p text:style-name="Standard"/>
      <text:p text:style-name="Standard">At first glance, you might think that live queries are almost always the best choice. There is a drawback to using them: there is some overhead which must be maintained for these messages to actually be useful. All of the information which is obtained from the creation messages – the name, node, and so forth – needs to be stored away because there is no name field sent for <text:span text:style-name="Code">B_ENTRY_DELETED</text:span>. This critical piece of information makes it impossible to create an <text:span text:style-name="Code">entry_ref</text:span>, which happens to be the most common way to store the location of a file or directory outside of strings.</text:p>
      <text:p text:style-name="Standard"/>
      <text:p text:style-name="P5">When using a live query, store away the information gleaned from whichever <text:span text:style-name="Code">GetNext</text:span> method you use and do the same for any <text:span text:style-name="Code">B_ENTRY_CREATED</text:span> messages. This way, if and when you receive <text:span text:style-name="Code">B_ENTRY_DELETED</text:span> messages you will be able to look <text:span text:style-name="T10">up </text:span>the proper item from the informatio<text:span text:style-name="T10">n that you are given.</text:span></text:p>
      <text:p text:style-name="Standard"/>
      <text:h text:style-name="Heading_20_2" text:outline-level="2">Concluding Thoughts</text:h>
      <text:p text:style-name="Standard">Queries are easy to use, fast, and powerful. If you have to look up a collection of files on the system, such as all people files in the case of a contact manager, they provide an easy way of finding and retrieving files. Keep them in mind as you work on projects – you may find a new use for them which blows people's minds.</text:p>
      <text:h text:style-name="Heading_20_2" text:outline-level="2"><text:soft-page-break/>Going Further</text:h>
      <text:list xml:id="list1954023944" text:style-name="L2">
        <text:list-item>
          <text:p text:style-name="P10">Run the <text:span text:style-name="Code">lsindex</text:span> command in the Terminal. Most, if not all of them, are pretty self-explanatory. What uses can you think of for some of them?</text:p>
        </text:list-item>
        <text:list-item>
          <text:p text:style-name="P10">If you were going to write a music organizer, how could you use queries and attributes, both indexed and not, to get the most power out of the app as possible?</text:p>
        </text:list-item>
        <text:list-item>
          <text:p text:style-name="P10">How could you go about leveraging queries in these parts of a personal organizer app: contacts, appointments, tasks, and e-mai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11-17T20:45:24</dc:date>
    <meta:editing-duration>PT99H13M18S</meta:editing-duration>
    <meta:editing-cycles>1476</meta:editing-cycles>
    <meta:generator>OpenOffice.org/3.2$Linux OpenOffice.org_project/320m19$Build-9505</meta:generator>
    <dc:creator>DarkWyrm </dc:creator>
    <meta:document-statistic meta:table-count="3" meta:image-count="1" meta:object-count="0" meta:page-count="7" meta:paragraph-count="183" meta:word-count="1825" meta:character-count="11209"/>
    <meta:user-defined meta:name="Info 1"/>
    <meta:user-defined meta:name="Info 2"/>
    <meta:user-defined meta:name="Info 3"/>
    <meta:user-defined meta:name="Info 4"/>
  </office:meta>
</office:document-meta>
</file>